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866in"/>
    </style:style>
    <style:style style:name="co2" style:family="table-column">
      <style:table-column-properties fo:break-before="auto" style:column-width="2.094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6425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ہے علیؑ کے اٹھارہ ہی بیٹے علیؑ</text:p>
            <text:p>پر سبھی میں علمدار عباسؑ ہے</text:p>
          </table:table-cell>
          <table:table-cell office:value-type="string" calcext:value-type="string">
            <text:p>داستانِ شجاعت کا دریں میں</text:p>
            <text:p>ایک بے مثل کردار عباسؑ ہے</text:p>
          </table:table-cell>
        </table:table-row>
        <table:table-row table:style-name="ro2">
          <table:table-cell office:value-type="string" calcext:value-type="string">
            <text:p>پیار ہے مصطفیٰؐ کا حسینؑ و حسنؑ</text:p>
            <text:p>اور حسنینؑ کا پیار عباسؑ ہے</text:p>
          </table:table-cell>
          <table:table-cell office:value-type="string" calcext:value-type="string">
            <text:p>ان کے لہجے میں ہاشم کی حشمت بھی ہے</text:p>
            <text:p>ان کے تیور میں حمزہ کی ہیبت بھی ہے</text:p>
            <text:p>ہر ادا ان کی عمران کا عکس ہے</text:p>
            <text:p>ان کی بازوؤں میں جعفر کی طاقت بھی ہے</text:p>
          </table:table-cell>
        </table:table-row>
        <table:table-row table:style-name="ro2">
          <table:table-cell office:value-type="string" calcext:value-type="string">
            <text:p>جن کے سائے میں اکبرؑ بھی پلتے رہے</text:p>
            <text:p>حسن کا ایسا مینار عباسؑ ہے</text:p>
          </table:table-cell>
          <table:table-cell office:value-type="string" calcext:value-type="string">
            <text:p>نقلِ عظمت کا شیریں ثمر ہیں یہی</text:p>
            <text:p>عصمتوں کے صدف کے گہر ہیں یہی</text:p>
            <text:p>نور کی سدرۃ المنتہیٰ ہیں یہی</text:p>
            <text:p>ہاشمی آسماں کے قمر ہیں یہی</text:p>
          </table:table-cell>
        </table:table-row>
        <table:table-row table:style-name="ro2">
          <table:table-cell office:value-type="string" calcext:value-type="string">
            <text:p>جو علیؑ کی شجاعت کا وارث بھی ہے</text:p>
            <text:p>ایسا اعلیٰ زمیندار عباسؑ ہے</text:p>
          </table:table-cell>
          <table:table-cell office:value-type="string" calcext:value-type="string">
            <text:p>ہل اَتیٰ اِنَّما کی جو مصداق ہے</text:p>
            <text:p>وہ بھی غازی کے آنے کی مشتاق ہے</text:p>
            <text:p>عرش سے فرش تک ان کی جاگیر ہے</text:p>
            <text:p>ساری مخلوق ان کی گداگیر ہے</text:p>
          </table:table-cell>
        </table:table-row>
        <table:table-row table:style-name="ro2">
          <table:table-cell office:value-type="string" calcext:value-type="string">
            <text:p>وہ دعائیں جو بی بیؑ نے سجدوں میں کیں</text:p>
            <text:p>ان دعاؤں کا معیار عباسؑ ہے</text:p>
          </table:table-cell>
          <table:table-cell office:value-type="string" calcext:value-type="string">
            <text:p>صاحبِ تختِ عقل کی غیرت ہے یہ</text:p>
            <text:p>اور چراغِ حریمِ شرافت ہے یہ</text:p>
            <text:p>دُرِّ شہوار بحرِ سخاوت ہے یہ</text:p>
            <text:p>حق تو یہ ہے کہ حق کی حقیقت ہے یہ</text:p>
          </table:table-cell>
        </table:table-row>
        <table:table-row table:style-name="ro2">
          <table:table-cell office:value-type="string" calcext:value-type="string">
            <text:p>تم سے ملنے لحد میں علیؑ آئیں گے</text:p>
            <text:p>بولو تنہائی میں اور کیا چاہیے</text:p>
          </table:table-cell>
          <table:table-cell office:value-type="string" calcext:value-type="string">
            <text:p>قبر کیا ہے اندھیرا سا گھر ہے جہاں</text:p>
            <text:p>معرفت کے سوا کوئی سپنا نہیں</text:p>
            <text:p>وہ بہت ہی اندھیری جگہ ہے وہاں</text:p>
            <text:p>کوئی یاور نہیں کوئی اپنا نہیں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23T08:15:16.932385400</meta:creation-date>
    <dc:date>2026-01-23T08:15:37.275920200</dc:date>
    <meta:editing-duration>PT20S</meta:editing-duration>
    <meta:editing-cycles>1</meta:editing-cycles>
    <meta:document-statistic meta:table-count="1" meta:cell-count="12" meta:object-count="0"/>
    <meta:generator>LibreOffice/25.8.4.2$Windows_X86_64 LibreOffice_project/290daaa01b999472f0c7a3890eb6a550fd74c6df</meta:generator>
  </office:meta>
</office:document-meta>
</file>